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style:tab-stops>
          <style:tab-stop style:position="17.013cm" style:type="right"/>
        </style:tab-stops>
      </style:paragraph-properties>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RBESANGE Benjamin²<text:tab/>Lundi 2 Novembre</text:p>
      <text:p text:style-name="Standard">GARCON Benoît²</text:p>
      <text:p text:style-name="Standard"/>
      <text:p text:style-name="P1">Compte rendu TP 7</text:p>
      <text:p text:style-name="P1"/>
      <text:p text:style-name="P3"><text:tab/>Aujourd'hui, nous avons mis en place la création des et la gestion des trames. Pour ce faire nous générons simplement les chaînes de caractères par formatage grâce à sprintf. Pour les acquittements et les trames stop nous ne les allouons qu'une seule fois en début de programme car elles sont fixes et ne changent pas. Nous avons avancé dans la conception des threads d'envoi et de réception.</text:p>
      <text:p text:style-name="P3"/>
      <text:p text:style-name="P3"><text:tab/>Ainsi nous avons un thread générique d'envoi qui va attendre que la file d'envoi ne soit pas vide pour envoyer une trame prise en tête puis va attendre l'acquittement en lisant un sémaphore. Puis quand l'acquittement est reçu <text:s/>on passe à la trame suivante dans la liste si elle existe sinon on attend. Dans le cas où l'on ne reçoit pas l'acquittement dans la seconde on renvoie la trame, et au bout de trois renvoie on signale une erreur.</text:p>
      <text:p text:style-name="P3"/>
      <text:p text:style-name="P3"><text:tab/>D'un autre côté nous avons un thread générique de réception qui va écouter le port et attend une trame de taille inférieure ou égale à 20 ou finissant par W. Ensuite on lance l'automate de vérification qui contrôle la taille et les trois premiers caractères. Si la trame est bonne on l'ajoute simplement à la liste de réception et on réinitialise le compteur d'erreurs sinon on incrémente le compteur d'erreur et on écoute à nouveau. Au bout de trois erreurs on diminue le rafraîchissement et on signale l'erreur.</text:p>
      <text:p text:style-name="P3"/>
      <text:p text:style-name="P3"><text:tab/>Nous avons aussi avancé sur l'interface web en repensant notre système suite à la panne de mysql sur le 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2T12:02:37</meta:creation-date>
    <dc:date>2015-11-02T13:04:00</dc:date>
    <meta:editing-duration>PT54M</meta:editing-duration>
    <meta:editing-cycles>2</meta:editing-cycles>
    <meta:generator>LibreOffice/3.5$Linux_X86_64 LibreOffice_project/350m1$Build-2</meta:generator>
    <meta:document-statistic meta:table-count="0" meta:image-count="0" meta:object-count="0" meta:page-count="1" meta:paragraph-count="7" meta:word-count="267" meta:character-count="1522" meta:non-whitespace-character-count="1259"/>
  </office:meta>
</office:document-meta>
</file>